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47f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4062" officeooo:paragraph-rsid="004dfb9f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fb9f" officeooo:paragraph-rsid="004dfb9f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98ca" officeooo:paragraph-rsid="004e98ca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bb07" officeooo:paragraph-rsid="004ebb07" style:font-size-asian="14pt" style:font-size-complex="14pt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508209" officeooo:paragraph-rsid="00508209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fo:font-variant="normal" fo:text-transform="none" fo:color="#333333" fo:letter-spacing="normal" fo:font-style="normal" officeooo:rsid="0049c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5">26.03.2019 - Added chapter 21 Editors - Python Console</text:p>
      <text:p text:style-name="P13">25.03.2019 - Renamed all chapters again.</text:p>
      <text:p text:style-name="P12">24.03.2019 - renamed chapter Topbar into Topbar and Footer. And extended this chapter.</text:p>
      <text:p text:style-name="P11">21.03.2019 - Added chapter 35 Editors - Outliner</text:p>
      <text:p text:style-name="P10">16.03.2019 - Added chapter 7 Topbar</text:p>
      <text:p text:style-name="P9"><text:span text:style-name="T5">06.03.2019  - Added chapter </text:span><text:span text:style-name="T6">17 + </text:span><text:span text:style-name="T5">36</text:span></text:p>
      <text:p text:style-name="P6"><text:span text:style-name="T2">04.03.2019 - </text:span><text:span text:style-name="T4">Added chapter 95 + 96 + 1</text:span><text:span text:style-name="T3"> </text:span><text:span text:style-name="T2"><text:line-break/>04.03.2019 - changed the internal chapter numbering.</text:span></text:p>
      <text:p text:style-name="P5"><text:span text:style-name="T1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1M8S</meta:editing-duration>
    <meta:editing-cycles>56</meta:editing-cycles>
    <meta:generator>LibreOffice/6.1.4.2$Windows_X86_64 LibreOffice_project/9d0f32d1f0b509096fd65e0d4bec26ddd1938fd3</meta:generator>
    <dc:date>2019-03-26T18:22:27.607000000</dc:date>
    <meta:document-statistic meta:table-count="1" meta:image-count="0" meta:object-count="0" meta:page-count="1" meta:paragraph-count="13" meta:word-count="107" meta:character-count="669" meta:non-whitespace-character-count="573"/>
    <meta:template xlink:type="simple" xlink:actuate="onRequest" xlink:title="standard1cm" xlink:href="../../../../AppData/Roaming/LibreOffice/4/user/template/standard1cm.ott" meta:date="2016-03-28T18:47:57.125000000"/>
  </office:meta>
</office:document-meta>
</file>